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Preformatted_20_Text">
      <style:text-properties officeooo:rsid="001f37ee"/>
    </style:style>
    <style:style style:name="P23" style:family="paragraph" style:parent-style-name="Preformatted_20_Text">
      <style:text-properties officeooo:rsid="001f37ee" officeooo:paragraph-rsid="001f37ee"/>
    </style:style>
    <style:style style:name="P24" style:family="paragraph" style:parent-style-name="Preformatted_20_Text">
      <style:text-properties officeooo:rsid="003ad8c1" officeooo:paragraph-rsid="003ad8c1"/>
    </style:style>
    <style:style style:name="P25" style:family="paragraph" style:parent-style-name="Preformatted_20_Text">
      <style:text-properties officeooo:rsid="003ad8c1" officeooo:paragraph-rsid="003b1908"/>
    </style:style>
    <style:style style:name="P26" style:family="paragraph" style:parent-style-name="Preformatted_20_Text">
      <style:text-properties officeooo:paragraph-rsid="003ad8c1"/>
    </style:style>
    <style:style style:name="P27" style:family="paragraph" style:parent-style-name="Preformatted_20_Text">
      <style:text-properties officeooo:paragraph-rsid="003ef1fd"/>
    </style:style>
    <style:style style:name="P28" style:family="paragraph" style:parent-style-name="Preformatted_20_Text">
      <style:text-properties officeooo:rsid="0041a9c5" officeooo:paragraph-rsid="0041a9c5"/>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text-properties officeooo:rsid="003b6146" officeooo:paragraph-rsid="003b6146"/>
    </style:style>
    <style:style style:name="P35" style:family="paragraph" style:parent-style-name="Text_20_body" style:list-style-name="L6">
      <style:text-properties officeooo:rsid="003b6146" officeooo:paragraph-rsid="003c89e3"/>
    </style:style>
    <style:style style:name="P36" style:family="paragraph" style:parent-style-name="Text_20_body">
      <style:text-properties officeooo:paragraph-rsid="0046d10c"/>
    </style:style>
    <style:style style:name="P37" style:family="paragraph" style:parent-style-name="Text_20_body" style:list-style-name="L8">
      <style:text-properties officeooo:paragraph-rsid="0046d10c"/>
    </style:style>
    <style:style style:name="P38" style:family="paragraph" style:parent-style-name="Text_20_body">
      <style:text-properties officeooo:rsid="00472ab0" officeooo:paragraph-rsid="00472ab0"/>
    </style:style>
    <style:style style:name="P39" style:family="paragraph" style:parent-style-name="Preformatted_20_Text">
      <style:text-properties officeooo:rsid="0041a9c5" officeooo:paragraph-rsid="0041a9c5"/>
    </style:style>
    <style:style style:name="P40" style:family="paragraph" style:parent-style-name="Heading_20_3">
      <style:text-properties officeooo:rsid="0017d306" officeooo:paragraph-rsid="0017d306"/>
    </style:style>
    <style:style style:name="P41" style:family="paragraph" style:parent-style-name="Heading_20_3">
      <style:text-properties officeooo:rsid="001ad6f8"/>
    </style:style>
    <style:style style:name="P42" style:family="paragraph" style:parent-style-name="Heading_20_3">
      <style:text-properties officeooo:paragraph-rsid="00382621"/>
    </style:style>
    <style:style style:name="P43" style:family="paragraph" style:parent-style-name="Heading_20_3">
      <style:text-properties officeooo:paragraph-rsid="00427465"/>
    </style:style>
    <style:style style:name="P44"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officeooo:rsid="003c89e3"/>
    </style:style>
    <style:style style:name="T8" style:family="text">
      <style:text-properties officeooo:rsid="003ef1fd"/>
    </style:style>
    <style:style style:name="T9" style:family="text">
      <style:text-properties officeooo:rsid="004061d3"/>
    </style:style>
    <style:style style:name="T10" style:family="text">
      <style:text-properties officeooo:rsid="0041a9c5"/>
    </style:style>
    <style:style style:name="T11" style:family="text">
      <style:text-properties officeooo:rsid="00451e8b"/>
    </style:style>
    <style:style style:name="T12" style:family="text">
      <style:text-properties officeooo:rsid="0046d10c"/>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1681307531329043459" text:style-name="L1">
        <text:list-item>
          <text:p text:style-name="P29">client à la prise d'appel par l'agent, à afficher N secondes avant la mise en relation,</text:p>
        </text:list-item>
        <text:list-item>
          <text:p text:style-name="P29">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2393030087542981646" text:style-name="L2">
        <text:list-item>
          <text:p text:style-name="P30">à ajouter un Gosub dans les options de la commande Queue (idem avec Macro, mais Gosub est préféré),</text:p>
        </text:list-item>
        <text:list-item>
          <text:p text:style-name="P30">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30">ensuite faire une pause de N secondes dans le Gosub,</text:p>
        </text:list-item>
        <text:list-item>
          <text:p text:style-name="P30">dans lib/asterisk.py détecter le UserEvent AgentWillConnect, et ajouter les informations au dictionnaire members</text:p>
        </text:list-item>
        <text:list-item>
          <text:p text:style-name="P30">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30">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8473800428769359985" text:style-name="L3">
        <text:list-item>
          <text:p text:style-name="P31">suppression des paramètres correspondants dans astportal2/config/app_cfg.py,</text:p>
        </text:list-item>
        <text:list-item>
          <text:p text:style-name="P31">création de who.ini,</text:p>
        </text:list-item>
        <text:list-item>
          <text:p text:style-name="P31">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40"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22">cd pyinstaller</text:p>
      <text:p text:style-name="P23">pyinstaller.py -w ..\pyqt\monitor.py</text:p>
      <text:p text:style-name="P23">copy ..\pyqt\monitor.cfg monitor\dist\monitor\</text:p>
      <text:p text:style-name="P23">cd dist\monitor</text:p>
      <text:p text:style-name="P23"/>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41"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http://192.168.10.121/cgi-bin/api-phone_operation?</text:a><text:a xlink:type="simple" xlink:href="http://192.168.10.121/cgi-bin/api-phone_operation?cmd=extend&amp;arg=&amp;sid=ddb528ecc7b"><text:span text:style-name="T3">cmd=extend&amp;arg=&amp;</text:span></text:a><text:a xlink:type="simple" xlink:href="http://192.168.10.121/cgi-bin/api-sys_operation?request=REBOOT&amp;sid=ddb528ecc7b"><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27">/opt/tg22env/bin/python setup.py archive_tw_resources <text:span text:style-name="T8">\</text:span></text:p>
      <text:p text:style-name="P27"><text:tab/>-o /tmp/tw_resources -<text:span text:style-name="T8">d astportal2</text:span></text:p>
      <text:p text:style-name="Preformatted_20_Text">running archive_tw_resources</text:p>
      <text:p text:style-name="Preformatted_20_Text"/>
      <text:h text:style-name="P42" text:outline-level="3">20140<text:span text:style-name="T5">3</text:span>12</text:h>
      <text:p text:style-name="P13">Gestion des priorités entre files (cf. demande Digiway) :</text:p>
      <text:list xml:id="list7502825152394276951" text:style-name="L4">
        <text:list-item>
          <text:p text:style-name="P32">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25">[App_1_Entrant]</text:p>
      <text:p text:style-name="P25">exten =&gt; s,1,NoOp()</text:p>
      <text:p text:style-name="P25">exten =&gt; s,2,Set(CONNECTDELAY=0)</text:p>
      <text:p text:style-name="P25">exten =&gt; s,3,Set(MONITOR=0)</text:p>
      <text:p text:style-name="P25">exten =&gt; s,4,Queue(test,,,,10,,,agent_connect)</text:p>
      <text:p text:style-name="P25">exten =&gt; s,5,Set(CONNECTDELAY=0)</text:p>
      <text:p text:style-name="P25">exten =&gt; s,6,Set(MONITOR=0)</text:p>
      <text:p text:style-name="P25">exten =&gt; s,7,Queue(test_prio,,,,,,,agent_connect)</text:p>
      <text:p text:style-name="P25">exten =&gt; s,8,Return</text:p>
      <text:p text:style-name="P25"/>
      <text:p text:style-name="Preformatted_20_Text">;exten =&gt; s,n,Set(QUEUE_MIN_PENALTY=1)</text:p>
      <text:p text:style-name="Preformatted_20_Text">;exten =&gt; s,n,Set(QUEUE_MAX_PENALTY=1)</text:p>
      <text:p text:style-name="Preformatted_20_Text"/>
      <text:list xml:id="list866329446980047310" text:style-name="L5">
        <text:list-item>
          <text:p text:style-name="P33">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24">[App_2_Entrant]</text:p>
      <text:p text:style-name="P24">exten =&gt; s,1,NoOp()</text:p>
      <text:p text:style-name="P24">exten =&gt; s,2,Set(CONNECTDELAY=0)</text:p>
      <text:p text:style-name="P24">exten =&gt; s,3,Set(MONITOR=0)</text:p>
      <text:p text:style-name="P24">exten =&gt; s,4,Queue(test,,,,,,,agent_connect)</text:p>
      <text:p text:style-name="P24">exten =&gt; s,5,Return</text:p>
      <text:p text:style-name="P24"/>
      <text:p text:style-name="P24">[App_3_Entrant]</text:p>
      <text:p text:style-name="P24">exten =&gt; s,1,NoOp()</text:p>
      <text:p text:style-name="P24">exten =&gt; s,2,Set(CONNECTDELAY=0)</text:p>
      <text:p text:style-name="P24">exten =&gt; s,3,Set(MONITOR=0)</text:p>
      <text:p text:style-name="P24">exten =&gt; s,4,Queue(test,,,,10,,,agent_connect)</text:p>
      <text:p text:style-name="P24">exten =&gt; s,5,Set(QUEUE_PRIO=1)</text:p>
      <text:p text:style-name="P24">exten =&gt; s,6,Set(CONNECTDELAY=0)</text:p>
      <text:p text:style-name="P24">exten =&gt; s,7,Set(MONITOR=0)</text:p>
      <text:p text:style-name="P24">exten =&gt; s,8,Queue(test,,,,,,,agent_connect)</text:p>
      <text:p text:style-name="P24">exten =&gt; s,9,Return</text:p>
      <text:p text:style-name="P26"/>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text:soft-page-break/></text:p>
      <text:p text:style-name="P12"/>
      <text:h text:style-name="Heading_20_3" text:outline-level="3">HT50<text:span text:style-name="T7">3</text:span></text:h>
      <text:p text:style-name="P16">Fax tone detection mode :</text:p>
      <text:list xml:id="list8195066320142045044" text:style-name="L6">
        <text:list-item>
          <text:p text:style-name="P34">callee : asterisk vers HT50<text:span text:style-name="T7">3</text:span>,</text:p>
        </text:list-item>
        <text:list-item>
          <text:p text:style-name="P35">calle<text:span text:style-name="T7">r</text:span> : <text:span text:style-name="T7">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43" text:outline-level="3">Voicemail ODBC</text:h>
      <text:p text:style-name="Text_20_body"><text:span text:style-name="T9">voir </text:span><text:a xlink:type="simple" xlink:href="https://wiki.asterisk.org/wiki/display/AST/Storing+Voicemail+in+PostgreSQL+via+ODBC"><text:span text:style-name="T9">https://wiki.asterisk.org/wiki/display/AST/Storing+Voicemail+in+PostgreSQL+via+ODBC</text:span></text:a><text:span text:style-name="T9">.</text:span></text:p>
      <text:p text:style-name="P19">Construction de la table et du trigger pour nettoyage : utils/pg_odbc_voicemail.sql.</text:p>
      <text:p text:style-name="Text_20_body">/<text:span text:style-name="T10">etc/odbcinst.ini définit le ou les drives existants :</text:span></text:p>
      <text:p text:style-name="P28">[PostgreSQL]</text:p>
      <text:p text:style-name="P28">Description<text:tab/>= ODBC for PostgreSQL</text:p>
      <text:p text:style-name="P28">Driver<text:tab/><text:tab/>= /usr/lib/psqlodbcw.so</text:p>
      <text:p text:style-name="P28">Setup<text:tab/><text:tab/>= /usr/lib/libodbcpsqlS.so</text:p>
      <text:p text:style-name="P28">Driver64<text:tab/>= /usr/lib64/psqlodbcw.so</text:p>
      <text:p text:style-name="P28">Setup64<text:tab/><text:tab/>= /usr/lib64/libodbcpsqlS.so</text:p>
      <text:p text:style-name="P28">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28"/>
      <text:p text:style-name="P28">[jdg@tiare ~]$ isql -v astportal</text:p>
      <text:p text:style-name="P28">+---------------------------------------+</text:p>
      <text:p text:style-name="P28">| Connected! <text:s text:c="27"/>|</text:p>
      <text:p text:style-name="P28">| <text:s text:c="38"/>|</text:p>
      <text:p text:style-name="P28"><text:soft-page-break/>| sql-statement <text:s text:c="24"/>|</text:p>
      <text:p text:style-name="P28">| help [tablename] <text:s text:c="21"/>|</text:p>
      <text:p text:style-name="P28">| quit <text:s text:c="33"/>|</text:p>
      <text:p text:style-name="P28">| <text:s text:c="38"/>|</text:p>
      <text:p text:style-name="P28">+---------------------------------------+</text:p>
      <text:p text:style-name="P28">SQL&gt; select version();</text:p>
      <text:p text:style-name="P28">+-------------------------------------------------------------+</text:p>
      <text:p text:style-name="P28">| version <text:s text:c="292"/>|</text:p>
      <text:p text:style-name="P28">+-------------------------------------------------------------+</text:p>
      <text:p text:style-name="P28">| PostgreSQL 9.3.5 on x86_64-redhat-linux-gnu, compiled by gcc (GCC) 4.8.3 20140624 (Red Hat 4.8.3-1), 64-bit <text:s text:c="192"/>|</text:p>
      <text:p text:style-name="P28">+-------------------------------------------------------------+</text:p>
      <text:p text:style-name="P28">SQLRowCount returns 1</text:p>
      <text:p text:style-name="P28">1 rows fetched</text:p>
      <text:p text:style-name="P28"/>
      <text:p text:style-name="P20">Ensuite on définit la source de données pour Asterisk , dans res_odbc.conf :</text:p>
      <text:p text:style-name="P28">;;; odbc setup file</text:p>
      <text:p text:style-name="P28"/>
      <text:p text:style-name="P28">[ENV]</text:p>
      <text:p text:style-name="P28"/>
      <text:p text:style-name="P28">[astportal] ; PostgreSQL</text:p>
      <text:p text:style-name="P28">dsn =&gt; astportal ; cf. /etc/odbc.ini</text:p>
      <text:p text:style-name="P28">pre-connect =&gt; yes</text:p>
      <text:p text:style-name="P28"><text:s/>...</text:p>
      <text:p text:style-name="P28"/>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44"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1">20141101 </text:span>TurboGears2 (2.3.4)</text:h>
      <text:p text:style-name="P36"><text:span text:style-name="T11">Portage de tg 2.2 vers 2.3, dans branche tg23.</text:span></text:p>
      <text:p text:style-name="P38">Problèmes avec tgext.menu et ToscaWidgets, modifications mineures de :</text:p>
      <text:list xml:id="list979151573197606929" text:style-name="L8">
        <text:list-item>
          <text:p text:style-name="P37"><text:span text:style-name="T11">tgext.menu-1.0rc3-py2.7.egg/tgext/menu/</text:span></text:p>
          <text:list>
            <text:list-item>
              <text:p text:style-name="P37"><text:span text:style-name="T11">__init__.py</text:span></text:p>
            </text:list-item>
            <text:list-item>
              <text:p text:style-name="P37"><text:span text:style-name="T11">caches.py</text:span></text:p>
            </text:list-item>
            <text:list-item>
              <text:p text:style-name="P37"><text:span text:style-name="T11">functions.py</text:span></text:p>
            </text:list-item>
            <text:list-item>
              <text:p text:style-name="P37"><text:span text:style-name="T11">util.py</text:span></text:p>
            </text:list-item>
          </text:list>
        </text:list-item>
        <text:list-item>
          <text:p text:style-name="P37"><text:span text:style-name="T11">./ToscaWidgets-0.9.12-py2.7.egg/tw/core/</text:span></text:p>
          <text:list>
            <text:list-item>
              <text:p text:style-name="P37"><text:span text:style-name="T11">resources.py</text:span></text:p>
            </text:list-item>
            <text:list-item>
              <text:p text:style-name="P37"><text:soft-page-break/><text:span text:style-name="T11">view.p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4-11-01T11:55:33.490870506</dc:date>
    <meta:editing-duration>P4DT12H28M20S</meta:editing-duration>
    <meta:editing-cycles>69</meta:editing-cycles>
    <meta:generator>LibreOffice/4.2.7.2$Linux_X86_64 LibreOffice_project/420$Build-2</meta:generator>
    <meta:document-statistic meta:table-count="1" meta:image-count="0" meta:object-count="1" meta:page-count="21" meta:paragraph-count="821" meta:word-count="3884" meta:character-count="33230" meta:non-whitespace-character-count="28072"/>
  </office:meta>
</office:document-meta>
</file>